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Extremalprinzi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mit dem Extremalprizip Näherungsverfahren entwick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welcher allgemeingültigenAussageberuht dasRitz’scheVariationsverfa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unktioniert das Ritz’sche Verfahren zur Berechnung der Grundzustandsenerg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aswird durch dasRitz’scheVerfahren in derRegel besser bestimmt, der Grundzustand oder die Grundzustandsenerg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ie lassen sich im Prinzip auch angeregte Zustände und ihre Energien mit dem Ritz’schen Verfahren besti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Variationsansatz liegt dem Hartree-Verfahren zugru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welche physikalische Problemstellung ist die Schrödingersche Störungstheorie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5.997cm" svg:x="1.4cm" svg:y="-0.408cm" presentation:class="title" presentation:user-transformed="true">
          <draw:text-box>
            <text:p>In der Schrödingerschen Störungstheorie wird künstlich aus der Wechselwirkung H1 ein Parameter λ herausgezogen.Welcher Zweck wird damit verfol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sich die Energiekorrektur erster Ordnung für ein nicht-entartetes Niveau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7.496cm" svg:x="1.4cm" svg:y="-1.158cm" presentation:class="title" presentation:user-transformed="true">
          <draw:text-box>
            <text:p>Welches grobe Kriterium sollte erfüllt sein, damit in der nicht-entarteten Störungstheorie die Entwicklungen für die Eigenenergien und Eigenzustände nach wenigen Termen abgebrochen werden kön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Störkorrektur eines entarteten Energieniveaus zu beach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n sich die Energiekorrekturen erster Ordnung für ein entartetes Energienievau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elche Probleme bezüglich der Schrödingerschen Störentwicklungen ergeben sich bei sehr dicht liegenden (quasientarteten) Energienive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ellt Quasientartung auch für die Energiekorrektur erster Ordnung ein Problem d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Störung eines zweifach quasientarteten Systems approximativ behand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e führt zur störungstheoretischen Grundform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ie erhältmanausdieserGrundformel die Schrödingerscheundwie dieBrillouin- Wigner’sche Störrei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orin könnte ein Vorteil, worin ein Nachteil der Brillouin-Wigner’schen gegenüber der Schrödingerschen Störungstheorie 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physikalische Problemstellung ist die zeitabhängige Störungsrechnung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orin bestehen die wesentlichen Unterschiede in der Zielsetzung der zeitunabhängigen und der zeitabhängigen Störungstheor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elche Vorteile bietet die Dirac-Darstellung für die Entwicklung der zeitabhängigen Störungstheor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Dyson-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Formulieren Sie ein grobes Kriteriumfür die Anwendbarkeit der zeitabhängigen Störungstheorie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Übergangswahrscheinlichkeit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virtuellen Zwischenzustän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für die Übergangswahrscheinlichkeit erster Ordnung zu bere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Auf welchen Wertebereich der Übergangswahrscheinlichkeit w(1) ae ist die Störungstheorie erster Ordnung beschränk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5.997cm" svg:x="1.4cm" svg:y="-0.408cm" presentation:class="title" presentation:user-transformed="true">
          <draw:text-box>
            <text:p>Von welchen Termen wird die Übergangswahrscheinlichkeit w(1) ae bestimmt, wenn im Zeitintervall 0 ≤ t ≤ ts eine konstante Störung eingeschaltet is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Fermis Goldene Reg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en Gültigkeitsbereich der Goldenen Regel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Zustandsdich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as meint man, wenn man sagt, die Übergangswahrscheinlichkeit besitze Resonanzcharakt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Inwiefern lässt sich die Klassische Mechanik als der „h → 0“-Grenzfall der Quantenmechanik interpret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Mit welchem Ansatz für dieWellenfunktion startet dieWKB-Methode? Auf welche Probleme ist sie insbesondere zugeschnit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elche Struktur hat dieWellenfunktion inWKB-Näherung? Wie sieht diese für den Spezialfall eines überall konstanten Potentials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wissen Sie über den Gültigkeitsbereich der WKB-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Bereichen ist die WKB-Lösung auf jeden Fall unbrauch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7.496cm" svg:x="1.4cm" svg:y="-1.158cm" presentation:class="title" presentation:user-transformed="true">
          <draw:text-box>
            <text:p>Warumlassen sich die WKB-Lösungen und ihreAbleitungen aus klassisch verbotenem und klassisch erlaubtem Bereich am klassischen Umkehrpunkt nicht wie üblich stetig aneinander anpas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icht man dennoch beim WKB-Verfahren eine physikalisch überzeugende Anpass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Langer-Verfahren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8.995cm" svg:x="1.4cm" svg:y="-1.907cm" presentation:class="title" presentation:user-transformed="true">
          <draw:text-box>
            <text:p>Bei einem eindimensionalen Potentialproblem gebe es einen unteren und einen oberen klassischen Umkehrpunkt. Aus welcher Beziehung lassen sich in der WKB-Näherung die Energieeigenwerte der gebundenen Zustände bere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In welchem Bezug steht die semiklassische Bohr-Sommerfeld’sche Quantisierungsregel zurWKB-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die allgemeine Bessel’sche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elcher Zusammenhang besteht zwischen der allgemeinen und der sphärischen Bessel’schen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17T14:24:03.619000000</dc:date>
    <meta:document-statistic meta:object-count="277"/>
  </office:meta>
</office:document-meta>
</file>